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.212cm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4659611" text:style-name="L1">
        <text:list-item>
          <text:list>
            <text:list-item>
              <text:p text:style-name="P1"><text:bookmark text:name="docs-internal-guid-bc36ae7d-da4b-3748-c053-c0afb96a58ab"/>Title</text:p>
            </text:list-item>
            <text:list-item>
              <text:p text:style-name="P1">Start and end date (including time)</text:p>
            </text:list-item>
            <text:list-item>
              <text:p text:style-name="P1">Description</text:p>
            </text:list-item>
            <text:list-item>
              <text:p text:style-name="P1">Location</text:p>
            </text:list-item>
            <text:list-item>
              <text:p text:style-name="P1">Url (for more information)</text:p>
            </text:list-item>
            <text:list-item>
              <text:p text:style-name="P1">Contact name</text:p>
            </text:list-item>
            <text:list-item>
              <text:p text:style-name="P1">Host organisation</text:p>
            </text:list-item>
            <text:list-item>
              <text:p text:style-name="P1">Event type</text:p>
            </text:list-item>
            <text:list-item>
              <text:p text:style-name="P1">Topic (EDAM topic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a Marques</meta:initial-creator>
    <meta:creation-date>2018-01-09T09:40:16.662000000</meta:creation-date>
    <dc:date>2018-01-09T12:13:04.158000000</dc:date>
    <dc:creator>Joana Marques</dc:creator>
    <meta:editing-duration>PT2H22M37S</meta:editing-duration>
    <meta:editing-cycles>1</meta:editing-cycles>
    <meta:document-statistic meta:table-count="0" meta:image-count="0" meta:object-count="0" meta:page-count="1" meta:paragraph-count="9" meta:word-count="31" meta:character-count="151" meta:non-whitespace-character-count="138"/>
    <meta:generator>LibreOffice/5.4.1.2$Windows_x86 LibreOffice_project/ea7cb86e6eeb2bf3a5af73a8f7777ac570321527</meta:generator>
  </office:meta>
</office:document-meta>
</file>